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57f3a"/>
    </style:style>
    <style:style style:name="P2" style:family="paragraph" style:parent-style-name="Preformatted_20_Text">
      <style:paragraph-properties fo:text-align="start" style:justify-single-word="false"/>
      <style:text-properties fo:font-size="13.6999998092651pt" officeooo:paragraph-rsid="00057f3a" style:font-size-asian="12pt" style:font-size-complex="13.6999998092651pt"/>
    </style:style>
    <style:style style:name="P3" style:family="paragraph" style:parent-style-name="Preformatted_20_Text">
      <style:paragraph-properties fo:text-align="center" style:justify-single-word="false"/>
      <style:text-properties fo:font-size="36pt" officeooo:rsid="00057f3a" officeooo:paragraph-rsid="00057f3a" style:font-size-asian="36pt" style:font-size-complex="36pt"/>
    </style:style>
    <style:style style:name="P4" style:family="paragraph" style:parent-style-name="Preformatted_20_Text">
      <style:paragraph-properties fo:text-align="start" style:justify-single-word="false"/>
      <style:text-properties fo:font-size="13.6999998092651pt" officeooo:paragraph-rsid="00057f3a" style:font-size-asian="12pt" style:font-size-complex="13.6999998092651pt"/>
    </style:style>
    <style:style style:name="P5" style:family="paragraph" style:parent-style-name="Preformatted_20_Text">
      <style:paragraph-properties fo:text-align="start" style:justify-single-word="false"/>
      <style:text-properties fo:font-size="13.6999998092651pt" officeooo:rsid="000a52c6" officeooo:paragraph-rsid="000a52c6" style:font-size-asian="12pt" style:font-size-complex="13.6999998092651pt"/>
    </style:style>
    <style:style style:name="T1" style:family="text">
      <style:text-properties officeooo:rsid="0005d036"/>
    </style:style>
    <style:style style:name="T2" style:family="text">
      <style:text-properties officeooo:rsid="00076faf"/>
    </style:style>
    <style:style style:name="T3" style:family="text">
      <style:text-properties officeooo:rsid="0008bfa5"/>
    </style:style>
    <style:style style:name="T4" style:family="text">
      <style:text-properties officeooo:rsid="000a5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/text:p>
      <text:p text:style-name="P3">E起吧 APP问题定义</text:p>
      <text:p text:style-name="P3"/>
      <text:p text:style-name="P3"/>
      <text:p text:style-name="P2">一、背景</text:p>
      <text:p text:style-name="P2"/>
      <text:p text:style-name="P2"><text:tab/>在当今的互联网时代，人人都能通过手机与世界连通，在生活的各个角落，互联网都为人们带来便捷。</text:p>
      <text:p text:style-name="P2"><text:tab/>而然，互联网也是一把双刃剑。它在方便人类的同时，也让越来越多的年轻人沉迷于网络，终日埋头于手机，不出家门半步。”宅男“、“宅女”等词汇应接不暇。人们不仅因沉迷网络丧失了健康，更可惜的是，我们也错过了太多面对面交流的机会。</text:p>
      <text:p text:style-name="P2"><text:tab/>眼看着网络在连接世界的同时，却把我们分隔在越来越小的私人空间里，用多元的信息诱惑我们的大脑，将我们束缚在这方寸之间。难道对于此，网络就只能有害而无利吗？</text:p>
      <text:p text:style-name="P2"><text:tab/>不。互联网只是一个工具，而它将被怎样运用，在乎我们自己。</text:p>
      <text:p text:style-name="P2"><text:tab/><text:span text:style-name="T1">为了鼓励更多的人走出家门，去加强体魄，去结识更多的好友，把我们拉出自己的小空间，我们开发了E起吧这款应用。在它的作用下，我们希望更多的人能在网络上连接世界的同时，也从虚拟走向现实，多多拥抱生活在我们身边的人，更加爱惜自己的身体，感受真实世界的美好。</text:span></text:p>
      <text:p text:style-name="P2"/>
      <text:p text:style-name="P2"/>
      <text:p text:style-name="P2">二<text:span text:style-name="T2">、问题</text:span></text:p>
      <text:p text:style-name="P2"/>
      <text:p text:style-name="P2"><text:tab/>为了促进用户走出家门并获得良好的活动体验<text:span text:style-name="T2">，必须解决以下3个问题：</text:span></text:p>
      <text:p text:style-name="P2"><text:tab/><text:span text:style-name="T4">1.提供组织和参加活动的便捷。</text:span></text:p>
      <text:p text:style-name="P2"><text:tab/><text:span text:style-name="T4">2.提供适当的交友平台。</text:span></text:p>
      <text:p text:style-name="P5"><text:tab/>3.提供安全的信息，最大程度上保障用户的安全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8:04:05.203524139</dc:date>
    <meta:editing-duration>PT9M3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478" meta:character-count="496" meta:non-whitespace-character-count="483"/>
  </office:meta>
</office:document-meta>
</file>